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pplicationProfi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lloc cycles</text:p>
          </table:table-cell>
          <table:table-cell office:value-type="string" calcext:value-type="string">
            <text:p>Free cycles</text:p>
          </table:table-cell>
          <table:table-cell office:value-type="string" calcext:value-type="string">
            <text:p>Outside cycles</text:p>
          </table:table-cell>
          <table:table-cell office:value-type="string" calcext:value-type="string">
            <text:p>frag at WMF</text:p>
          </table:table-cell>
          <table:table-cell office:value-type="string" calcext:value-type="string">
            <text:p><text:s/>WMF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FL-Re</text:p>
          </table:table-cell>
          <table:table-cell office:value-type="float" office:value="476296" calcext:value-type="float">
            <text:p>476296</text:p>
          </table:table-cell>
          <table:table-cell office:value-type="float" office:value="1506849" calcext:value-type="float">
            <text:p>1506849</text:p>
          </table:table-cell>
          <table:table-cell office:value-type="float" office:value="8972302" calcext:value-type="float">
            <text:p>8972302</text:p>
          </table:table-cell>
          <table:table-cell table:style-name="ce1" office:value-type="string" calcext:value-type="string">
            <text:p>64.299%</text:p>
          </table:table-cell>
          <table:table-cell office:value-type="float" office:value="40598" calcext:value-type="float">
            <text:p>40598</text:p>
          </table:table-cell>
          <table:table-cell office:value-type="float" office:value="4204510" calcext:value-type="float">
            <text:p>4204510</text:p>
          </table:table-cell>
        </table:table-row>
        <table:table-row table:style-name="ro1">
          <table:table-cell office:value-type="string" calcext:value-type="string">
            <text:p>BMP-Re</text:p>
          </table:table-cell>
          <table:table-cell office:value-type="float" office:value="61671154" calcext:value-type="float">
            <text:p>61671154</text:p>
          </table:table-cell>
          <table:table-cell office:value-type="float" office:value="1590591" calcext:value-type="float">
            <text:p>1590591</text:p>
          </table:table-cell>
          <table:table-cell office:value-type="float" office:value="8971744" calcext:value-type="float">
            <text:p>8971744</text:p>
          </table:table-cell>
          <table:table-cell table:style-name="ce1" office:value-type="string" calcext:value-type="string">
            <text:p>96.652%</text:p>
          </table:table-cell>
          <table:table-cell office:value-type="float" office:value="235012" calcext:value-type="float">
            <text:p>235012</text:p>
          </table:table-cell>
          <table:table-cell office:value-type="float" office:value="68613661" calcext:value-type="float">
            <text:p>68613661</text:p>
          </table:table-cell>
        </table:table-row>
        <table:table-row table:style-name="ro1">
          <table:table-cell office:value-type="string" calcext:value-type="string">
            <text:p>B-Re</text:p>
          </table:table-cell>
          <table:table-cell office:value-type="float" office:value="21112853" calcext:value-type="float">
            <text:p>21112853</text:p>
          </table:table-cell>
          <table:table-cell office:value-type="float" office:value="598198" calcext:value-type="float">
            <text:p>598198</text:p>
          </table:table-cell>
          <table:table-cell office:value-type="float" office:value="8971868" calcext:value-type="float">
            <text:p>8971868</text:p>
          </table:table-cell>
          <table:table-cell table:style-name="ce1" office:value-type="string" calcext:value-type="string">
            <text:p>96.716%</text:p>
          </table:table-cell>
          <table:table-cell office:value-type="float" office:value="239624" calcext:value-type="float">
            <text:p>239624</text:p>
          </table:table-cell>
          <table:table-cell office:value-type="float" office:value="27148588" calcext:value-type="float">
            <text:p>271485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 size 384 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P minimum grainsize</text:p>
          </table:table-cell>
          <table:table-cell office:value-type="string" calcext:value-type="string">
            <text:p>256 by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dy system min bit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/5.1.6.2$Linux_X86_64 LibreOffice_project/10m0$Build-2</meta:generator>
  </office:meta>
</office:document-meta>
</file>